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Munkalap1.J26" table:end-x="0.4118in" table:end-y="0.072in" draw:z-index="0" draw:style-name="gr1" svg:width="4.6417in" svg:height="4.3059in" svg:x="0.2154in" svg:y="0.0197in">
              <draw:object draw:notify-on-update-of-ranges="Munkalap1.A4:Munkalap1.A15 Munkalap1.B3:Munkalap1.B3 Munkalap1.B4:Munkalap1.B15 Munkalap1.C3:Munkalap1.C3 Munkalap1.C4:Munkalap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Hónap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á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á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árciu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április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ájus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nius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lius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ztus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z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ó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50:06</dc:date>
    <meta:editing-duration>PT01H22M31S</meta:editing-duration>
    <meta:editing-cycles>18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Munkalap1.A3:Munkalap1.C15" chart:data-source-has-labels="both" svg:x="0.269cm" svg:y="0.218cm" svg:width="9.776cm" svg:height="10.267cm">
          <chart:axis chart:dimension="x" chart:name="primary-x" chart:style-name="ch4">
            <chart:title svg:x="4.975cm" svg:y="10.131cm" chart:style-name="ch5">
              <text:p>Hónap</text:p>
            </chart:title>
            <chart:categories table:cell-range-address="Munkalap1.A4:Munkalap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Munkalap1.B4:Munkalap1.B15" chart:label-cell-address="Munkalap1.B3:Munkalap1.B3" chart:class="chart:bar">
            <chart:data-point chart:repeated="12"/>
          </chart:series>
          <chart:series chart:style-name="ch10" chart:values-cell-range-address="Munkalap1.C4:Munkalap1.C15" chart:label-cell-address="Munkalap1.C3:Munkalap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B3:Munkalap1.B3">2013</text:p>
              </table:table-cell>
              <table:table-cell office:value-type="string">
                <text:p text:id="Munkalap1.C3:Munkalap1.C3">2014</text:p>
              </table:table-cell>
            </table:table-row>
          </table:table-header-rows>
          <table:table-rows>
            <table:table-row>
              <table:table-cell office:value-type="string">
                <text:p text:id="Munkalap1.A4:Munkalap1.A15">január </text:p>
              </table:table-cell>
              <table:table-cell office:value-type="float" office:value="20">
                <text:p text:id="Munkalap1.B4:Munkalap1.B15">20</text:p>
              </table:table-cell>
              <table:table-cell office:value-type="float" office:value="24">
                <text:p text:id="Munkalap1.C4:Munkalap1.C15">24</text:p>
              </table:table-cell>
            </table:table-row>
            <table:table-row>
              <table:table-cell office:value-type="string">
                <text:p>februá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árciu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április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ájus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únius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úlius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ztus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z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ó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